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bel.setOnMouseMov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bel.setFor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abel.setOnLoad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bel.setOnUnload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bel.setOnKey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bel.label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bel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abel.setOnMouse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bel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abel.setOnMouseOve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bel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abel.setLang( String la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abel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abel.setOnKey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bel.setOnMouseOu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bel.setOnDbl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bel.setOnMouse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bel.setAccessKey( String access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abel.lab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abel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abel.label( String value , String access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bel.setOnKeyPres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bel.setOn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